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6888" calcext:value-type="float">
            <text:p>95.4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6408" calcext:value-type="float">
            <text:p>95.4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1552" calcext:value-type="float">
            <text:p>93.9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6144" calcext:value-type="float">
            <text:p>94.1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5256" calcext:value-type="float">
            <text:p>92.3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5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